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8" style:family="table">
      <style:table-properties style:width="13.614cm" fo:margin-left="-0.321cm" fo:margin-right="0.002cm" table:align="margins"/>
    </style:style>
    <style:style style:name="Таблица8.A" style:family="table-column">
      <style:table-column-properties style:column-width="4.57cm" style:rel-column-width="2591*"/>
    </style:style>
    <style:style style:name="Таблица8.B" style:family="table-column">
      <style:table-column-properties style:column-width="4.306cm" style:rel-column-width="2441*"/>
    </style:style>
    <style:style style:name="Таблица8.C" style:family="table-column">
      <style:table-column-properties style:column-width="0.432cm" style:rel-column-width="245*"/>
    </style:style>
    <style:style style:name="Таблица8.A1" style:family="table-cell">
      <style:table-cell-properties style:vertical-align="bottom" fo:padding="0.097cm" fo:border="none"/>
    </style:style>
    <style:style style:name="Таблица8.B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8.2" style:family="table-row">
      <style:table-row-properties style:min-row-height="1.235cm"/>
    </style:style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 fo:text-align="end" style:justify-single-word="false"/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style:text-underline-style="none" style:font-size-asian="12pt" style:font-size-complex="12pt"/>
    </style:style>
    <style:style style:name="P8" style:family="paragraph" style:parent-style-name="Standard" style:list-style-name="L1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9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10" style:family="paragraph" style:parent-style-name="Table_20_Contents">
      <style:text-properties fo:font-size="12pt" fo:language="ru" fo:country="RU" style:font-size-asian="12pt" style:font-size-complex="12pt"/>
    </style:style>
    <style:style style:name="P11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2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7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8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9" style:family="paragraph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style:font-size-asian="12pt" style:font-size-complex="12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language="en" fo:country="US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9" svg:width="13.553cm" svg:height="1.17cm" svg:x="1.254cm" svg:y="9.156cm">
        <draw:text-box>
          <text:p text:style-name="P19"><text:span text:style-name="T3">Причина ремонта:</text:span><text:span text:style-name="T4"> </text:span><text:span text:style-name="T5">[onshow.reason]</text:span></text:p>
        </draw:text-box>
      </draw:frame>
      <draw:frame text:anchor-type="page" text:anchor-page-number="1" draw:z-index="1" draw:style-name="gr2" draw:text-style-name="P20" svg:width="13.553cm" svg:height="0.583cm" svg:x="1.254cm" svg:y="8.624cm">
        <draw:text-box>
          <text:p text:style-name="P19"><text:span text:style-name="T3">Гос. номер: </text:span><text:span text:style-name="T5">[onshow.car_num]</text:span></text:p>
        </draw:text-box>
      </draw:frame>
      <draw:frame text:anchor-type="page" text:anchor-page-number="1" draw:z-index="2" draw:style-name="gr2" draw:text-style-name="P20" svg:width="13.553cm" svg:height="0.583cm" svg:x="1.254cm" svg:y="8.116cm">
        <draw:text-box>
          <text:p text:style-name="P19"><text:span text:style-name="T3">Транспортное средство: </text:span><text:span text:style-name="T5">[onshow.car]</text:span></text:p>
        </draw:text-box>
      </draw:frame>
      <draw:frame text:anchor-type="page" text:anchor-page-number="1" draw:z-index="3" draw:style-name="gr2" draw:text-style-name="P20" svg:width="13.53cm" svg:height="0.583cm" svg:x="1.277cm" svg:y="7.583cm">
        <draw:text-box>
          <text:p text:style-name="P19"><text:span text:style-name="T3">Ответственный:</text:span><text:span text:style-name="T4"> </text:span><text:span text:style-name="T5">[onshow.responsible]</text:span></text:p>
        </draw:text-box>
      </draw:frame>
      <draw:frame text:anchor-type="page" text:anchor-page-number="1" draw:z-index="4" draw:style-name="gr3" draw:text-style-name="P20" svg:width="13.505cm" svg:height="1.165cm" svg:x="1.302cm" svg:y="6.593cm">
        <draw:text-box>
          <text:p text:style-name="P20"><text:span text:style-name="T6">Учреждение: МКУ </text:span><text:span text:style-name="T3">«</text:span><text:span text:style-name="T6">ЦииМТО</text:span><text:span text:style-name="T3">»</text:span></text:p>
        </draw:text-box>
      </draw:frame>
      <draw:line text:anchor-type="page" text:anchor-page-number="1" draw:z-index="5" draw:style-name="gr4" draw:text-style-name="P21" svg:x1="3.784cm" svg:y1="7.096cm" svg:x2="14.807cm" svg:y2="7.096cm">
        <text:p/>
      </draw:line>
      <draw:line text:anchor-type="page" text:anchor-page-number="1" draw:z-index="6" draw:style-name="gr4" draw:text-style-name="P21" svg:x1="1.272cm" svg:y1="7.583cm" svg:x2="14.782cm" svg:y2="7.583cm">
        <text:p/>
      </draw:line>
      <draw:line text:anchor-type="page" text:anchor-page-number="1" draw:z-index="7" draw:style-name="gr4" draw:text-style-name="P21" svg:x1="4.255cm" svg:y1="8.091cm" svg:x2="14.807cm" svg:y2="8.091cm">
        <text:p/>
      </draw:line>
      <draw:line text:anchor-type="page" text:anchor-page-number="1" draw:z-index="8" draw:style-name="gr4" draw:text-style-name="P21" svg:x1="5.66cm" svg:y1="8.624cm" svg:x2="14.806cm" svg:y2="8.624cm">
        <text:p/>
      </draw:line>
      <draw:line text:anchor-type="page" text:anchor-page-number="1" draw:z-index="9" draw:style-name="gr4" draw:text-style-name="P21" svg:x1="3.374cm" svg:y1="9.156cm" svg:x2="14.806cm" svg:y2="9.156cm">
        <text:p/>
      </draw:line>
      <draw:line text:anchor-type="page" text:anchor-page-number="1" draw:z-index="10" draw:style-name="gr4" draw:text-style-name="P21" svg:x1="4.639cm" svg:y1="9.671cm" svg:x2="14.806cm" svg:y2="9.671cm">
        <text:p/>
      </draw:line>
      <draw:line text:anchor-type="page" text:anchor-page-number="1" draw:z-index="11" draw:style-name="gr4" draw:text-style-name="P21" svg:x1="1.254cm" svg:y1="10.158cm" svg:x2="14.806cm" svg:y2="10.158cm">
        <text:p/>
      </draw:line>
      <draw:frame text:anchor-type="page" text:anchor-page-number="1" draw:z-index="12" draw:style-name="gr5" draw:text-style-name="P19" svg:width="13.553cm" svg:height="1.773cm" svg:x="1.254cm" svg:y="10.183cm">
        <draw:text-box>
          <text:p text:style-name="P19"><text:span text:style-name="T3">Выполненные работы:</text:span><text:span text:style-name="T4"> </text:span><text:span text:style-name="T5">[onshow.work_performed]</text:span></text:p>
        </draw:text-box>
      </draw:frame>
      <draw:line text:anchor-type="page" text:anchor-page-number="1" draw:z-index="13" draw:style-name="gr4" draw:text-style-name="P21" svg:x1="5.394cm" svg:y1="10.698cm" svg:x2="14.806cm" svg:y2="10.698cm">
        <text:p/>
      </draw:line>
      <draw:line text:anchor-type="page" text:anchor-page-number="1" draw:z-index="14" draw:style-name="gr4" draw:text-style-name="P21" svg:x1="1.254cm" svg:y1="11.183cm" svg:x2="14.806cm" svg:y2="11.183cm">
        <text:p/>
      </draw:line>
      <draw:line text:anchor-type="page" text:anchor-page-number="1" draw:z-index="15" draw:style-name="gr4" draw:text-style-name="P21" svg:x1="1.254cm" svg:y1="11.672cm" svg:x2="14.806cm" svg:y2="11.672cm">
        <text:p/>
      </draw:line>
      <draw:frame text:anchor-type="page" text:anchor-page-number="1" draw:z-index="16" draw:style-name="gr6" draw:text-style-name="P19" svg:width="13.553cm" svg:height="1.747cm" svg:x="1.254cm" svg:y="11.696cm">
        <draw:text-box>
          <text:p text:style-name="P19"><text:span text:style-name="T3">Израсходованные материалы:</text:span><text:span text:style-name="T4"> </text:span><text:span text:style-name="T5">[onshow.expended_materials]</text:span></text:p>
        </draw:text-box>
      </draw:frame>
      <draw:line text:anchor-type="page" text:anchor-page-number="1" draw:z-index="17" draw:style-name="gr4" draw:text-style-name="P21" svg:x1="6.706cm" svg:y1="12.204cm" svg:x2="14.806cm" svg:y2="12.204cm">
        <text:p/>
      </draw:line>
      <draw:line text:anchor-type="page" text:anchor-page-number="1" draw:z-index="18" draw:style-name="gr4" draw:text-style-name="P21" svg:x1="1.254cm" svg:y1="13.22cm" svg:x2="14.806cm" svg:y2="13.22cm">
        <text:p/>
      </draw:line>
      <draw:line text:anchor-type="page" text:anchor-page-number="1" draw:z-index="19" draw:style-name="gr4" draw:text-style-name="P21" svg:x1="1.254cm" svg:y1="12.716cm" svg:x2="14.806cm" svg:y2="12.716cm">
        <text:p/>
      </draw:line>
      <text:p text:style-name="P2">Утверждаю</text:p>
      <text:p text:style-name="P2">Директор</text:p>
      <text:p text:style-name="P2">МКУ «Ц<text:span text:style-name="T1">И</text:span>иМТО»</text:p>
      <text:p text:style-name="P2">____________ Ломакова О.С.</text:p>
      <text:list xml:id="list8688825205668257639" text:style-name="L1">
        <text:list-header>
          <text:p text:style-name="P5">[onshow.date]</text:p>
        </text:list-header>
      </text:list>
      <text:p text:style-name="P2"/>
      <text:p text:style-name="P2"/>
      <text:p text:style-name="P3"/>
      <text:p text:style-name="P3">АКТ</text:p>
      <text:p text:style-name="P3">выполненных работ № <text:span text:style-name="T2">[onshow.act_num]</text:span></text:p>
      <text:p text:style-name="P6"/>
      <text:p text:style-name="P4"/>
      <text:p text:style-name="P4"/>
      <text:p text:style-name="P4"/>
      <text:p text:style-name="P4"/>
      <text:p text:style-name="P4"/>
      <text:p text:style-name="P7"/>
      <text:p text:style-name="P16"/>
      <text:p text:style-name="P16"/>
      <text:p text:style-name="P11"/>
      <text:p text:style-name="P11"/>
      <text:p text:style-name="P11"/>
      <text:p text:style-name="P11"/>
      <text:p text:style-name="P16"/>
      <text:p text:style-name="P9"/>
      <text:p text:style-name="P12"/>
      <text:p text:style-name="P12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/>
        <table:table-row>
          <table:table-cell table:style-name="Таблица8.A1" office:value-type="string">
            <text:p text:style-name="P1">Водитель </text:p>
            <text:p text:style-name="P1">МКУ «ЦИиМТО»</text:p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5">/</text:p>
          </table:table-cell>
          <table:table-cell table:style-name="Таблица8.B1" office:value-type="string">
            <text:p text:style-name="P13">[onshow.driver]</text:p>
          </table:table-cell>
        </table:table-row>
        <table:table-row table:style-name="Таблица8.2">
          <table:table-cell table:style-name="Таблица8.A1" office:value-type="string">
            <text:p text:style-name="P10">Работы выполнены</text:p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5">/</text:p>
          </table:table-cell>
          <table:table-cell table:style-name="Таблица8.B1" office:value-type="string">
            <text:p text:style-name="P13">[onshow.mechanic]</text:p>
          </table:table-cell>
        </table:table-row>
      </table:table>
      <text:p text:style-name="P1"/>
      <text:p text:style-name="P1"/>
      <text:list xml:id="list34490638" text:continue-numbering="true" text:style-name="L1">
        <text:list-header>
          <text:p text:style-name="P8">[onshow.date]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1.325cm" fo:margin-left="1.499cm" fo:margin-right="1.113cm" style:writing-mode="lr-tb" style:footnote-max-height="0cm">
        <style:columns fo:column-count="2" fo:column-gap="0.497cm">
          <style:column style:rel-width="7678*" fo:start-indent="0cm" fo:end-indent="0.249cm"/>
          <style:column style:rel-width="767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10S</meta:editing-duration>
    <meta:editing-cycles>10</meta:editing-cycles>
    <meta:generator>OpenOffice.org/3.4.1$Win32 OpenOffice.org_project/341m1$Build-9593</meta:generator>
    <dc:date>2013-10-08T14:35:42.65</dc:date>
    <meta:document-statistic meta:table-count="1" meta:image-count="0" meta:object-count="0" meta:page-count="1" meta:paragraph-count="15" meta:word-count="23" meta:character-count="191"/>
    <meta:user-defined meta:name="Info 1"/>
    <meta:user-defined meta:name="Info 2"/>
    <meta:user-defined meta:name="Info 3"/>
    <meta:user-defined meta:name="Info 4"/>
  </office:meta>
</office:document-meta>
</file>